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P1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4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6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7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8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9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10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1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404040" loext:opacity="100%" style:font-name="Inter" fo:font-size="12pt" fo:letter-spacing="normal" fo:font-style="normal" fo:font-weight="normal" officeooo:rsid="000427d3" officeooo:paragraph-rsid="000427d3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T1" style:family="text">
      <style:text-properties fo:font-variant="normal" fo:text-transform="none" fo:color="#404040" loext:opacity="100%" style:font-name="Inter" fo:font-size="12pt" fo:letter-spacing="normal" fo:font-style="normal" fo:font-weight="normal"/>
    </style:style>
    <style:style style:name="T2" style:family="text">
      <style:text-properties officeooo:rsid="000427d3"/>
    </style:style>
    <style:style style:name="T3" style:family="text">
      <style:text-properties officeooo:rsid="0004ff99"/>
    </style:style>
    <style:style style:name="T4" style:family="text">
      <style:text-properties style:font-name="var ds-font-family-code"/>
    </style:style>
    <style:style style:name="T5" style:family="text">
      <style:text-properties fo:color="#81a1c1" loext:opacity="100%" style:font-name="var ds-font-family-code"/>
    </style:style>
    <style:style style:name="T6" style:family="text">
      <style:text-properties fo:color="#a3be8c" loext:opacity="100%" style:font-name="var ds-font-family-cod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1252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ey Additions:</text:p>
      <text:list text:style-name="L1">
        <text:list-item>
          <text:p text:style-name="P2"><text:span text:style-name="Strong_20_Emphasis"><text:span text:style-name="T1">User Authentication</text:span></text:span></text:p>
        </text:list-item>
      </text:list>
      <text:list text:style-name="L2">
        <text:list-item>
          <text:p text:style-name="P3">Secure password hashing with salt</text:p>
        </text:list-item>
        <text:list-item>
          <text:p text:style-name="P3">Login dialog before main application</text:p>
        </text:list-item>
        <text:list-item>
          <text:p text:style-name="P3">User context for auditing</text:p>
          <text:p text:style-name="P3"/>
        </text:list-item>
      </text:list>
      <text:list text:style-name="L3">
        <text:list-item>
          <text:p text:style-name="P4"><text:span text:style-name="Strong_20_Emphasis"><text:span text:style-name="T1">Search/Filter</text:span></text:span></text:p>
        </text:list-item>
      </text:list>
      <text:list text:style-name="L4">
        <text:list-item>
          <text:p text:style-name="P5">Combined search box (ID/location)</text:p>
        </text:list-item>
        <text:list-item>
          <text:p text:style-name="P5">Status filter dropdown</text:p>
        </text:list-item>
        <text:list-item>
          <text:p text:style-name="P5">Real-time filtering</text:p>
          <text:p text:style-name="P5"/>
        </text:list-item>
      </text:list>
      <text:list text:style-name="L5">
        <text:list-item>
          <text:p text:style-name="P6"><text:span text:style-name="Strong_20_Emphasis"><text:span text:style-name="T1">Reporting &amp; Export</text:span></text:span></text:p>
        </text:list-item>
      </text:list>
      <text:list text:style-name="L6">
        <text:list-item>
          <text:p text:style-name="P7">PDF generation with ReportLab</text:p>
        </text:list-item>
        <text:list-item>
          <text:p text:style-name="P7">Excel export using Pandas</text:p>
        </text:list-item>
        <text:list-item>
          <text:p text:style-name="P7">Historical audit trail</text:p>
        </text:list-item>
        <text:list-item>
          <text:p text:style-name="P7">Menu-driven reportin<text:span text:style-name="T2">g</text:span></text:p>
          <text:p text:style-name="P7"/>
        </text:list-item>
      </text:list>
      <text:list text:style-name="L7">
        <text:list-item>
          <text:p text:style-name="P8"><text:span text:style-name="Strong_20_Emphasis"><text:span text:style-name="T1">Historical Tracking</text:span></text:span></text:p>
        </text:list-item>
      </text:list>
      <text:list text:style-name="L8">
        <text:list-item>
          <text:p text:style-name="P9">SQLite database for audit logs</text:p>
        </text:list-item>
        <text:list-item>
          <text:p text:style-name="P9">Automatic action logging</text:p>
        </text:list-item>
        <text:list-item>
          <text:p text:style-name="P9">History viewer dial<text:span text:style-name="T2">og</text:span></text:p>
          <text:p text:style-name="P9"/>
        </text:list-item>
      </text:list>
      <text:list text:style-name="L9">
        <text:list-item>
          <text:p text:style-name="P10"><text:span text:style-name="Strong_20_Emphasis"><text:span text:style-name="T1">Security</text:span></text:span></text:p>
        </text:list-item>
      </text:list>
      <text:list text:style-name="L10">
        <text:list-item>
          <text:p text:style-name="P11">Separate database for credentials</text:p>
        </text:list-item>
        <text:list-item>
          <text:p text:style-name="P11">Parameterized SQL queries</text:p>
        </text:list-item>
        <text:list-item>
          <text:p text:style-name="P11">Action logging with user context</text:p>
        </text:list-item>
      </text:list>
      <text:p text:style-name="P12"/>
      <text:p text:style-name="P13">- Install dependencies</text:p>
      <text:p text:style-name="Standard">pip install reportlab pandas python-docx</text:p>
      <text:p text:style-name="Standard"/>
      <text:p text:style-name="Standard"/>
      <text:p text:style-name="Standard">- <text:span text:style-name="T3">Create initial user</text:span></text:p>
      <text:p text:style-name="P14"><text:span text:style-name="T4">create_user</text:span><text:span text:style-name="T5">(</text:span><text:span text:style-name="T6">"admin"</text:span><text:span text:style-name="T5">,</text:span><text:span text:style-name="T4"> </text:span><text:span text:style-name="T6">"securepassword"</text:span><text:span text:style-name="T5">)</text:span></text:p>
      <text:p text:style-name="P14"><text:span text:style-name="T5"/></text:p>
      <text:p text:style-name="P14"><text:span text:style-name="T5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7:20:53.266375255</meta:creation-date>
    <dc:date>2025-03-07T17:48:19.886196459</dc:date>
    <meta:editing-duration>PT9M6S</meta:editing-duration>
    <meta:editing-cycles>2</meta:editing-cycles>
    <meta:generator>LibreOffice/24.8.4.2$Linux_X86_64 LibreOffice_project/bb3cfa12c7b1bf994ecc5649a80400d06cd71002</meta:generator>
    <meta:document-statistic meta:table-count="0" meta:image-count="0" meta:object-count="0" meta:page-count="1" meta:paragraph-count="30" meta:word-count="109" meta:character-count="672" meta:non-whitespace-character-count="614"/>
  </office:meta>
</office:document-meta>
</file>